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text-properties fo:font-size="10.5pt" officeooo:rsid="004edc56" officeooo:paragraph-rsid="00301431" style:font-size-asian="10.5pt" style:font-size-complex="10.5pt"/>
    </style:style>
    <style:style style:name="P12" style:family="paragraph" style:parent-style-name="Table_20_Contents">
      <style:text-properties fo:font-size="10.5pt" officeooo:rsid="004edc56" officeooo:paragraph-rsid="004edc56" style:font-size-asian="10.5pt" style:font-size-complex="10.5pt"/>
    </style:style>
    <style:style style:name="P13"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4"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5" style:family="paragraph" style:parent-style-name="Text_20_body">
      <style:paragraph-properties fo:text-align="center" style:justify-single-word="false"/>
      <style:text-properties officeooo:rsid="001defaa" officeooo:paragraph-rsid="001defaa"/>
    </style:style>
    <style:style style:name="P16" style:family="paragraph" style:parent-style-name="Text_20_body">
      <style:text-properties officeooo:rsid="0021ac6e" officeooo:paragraph-rsid="0021ac6e"/>
    </style:style>
    <style:style style:name="P17" style:family="paragraph" style:parent-style-name="Text_20_body">
      <style:text-properties officeooo:rsid="002562b4" officeooo:paragraph-rsid="002562b4"/>
    </style:style>
    <style:style style:name="P18" style:family="paragraph" style:parent-style-name="Text_20_body">
      <style:text-properties fo:font-size="11pt" officeooo:rsid="001defaa" officeooo:paragraph-rsid="001defaa" style:font-size-asian="11pt" style:font-size-complex="11pt"/>
    </style:style>
    <style:style style:name="P19" style:family="paragraph" style:parent-style-name="Text_20_body">
      <style:text-properties fo:font-size="11pt" officeooo:rsid="0021ac6e" officeooo:paragraph-rsid="0021ac6e" style:font-size-asian="11pt" style:font-size-complex="11pt"/>
    </style:style>
    <style:style style:name="P20"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1" style:family="paragraph" style:parent-style-name="Text_20_body">
      <style:text-properties officeooo:rsid="00301431" officeooo:paragraph-rsid="00301431"/>
    </style:style>
    <style:style style:name="P22" style:family="paragraph" style:parent-style-name="Text_20_body">
      <style:text-properties fo:font-style="normal" officeooo:rsid="0035a70a" officeooo:paragraph-rsid="0035a70a" style:font-style-asian="normal" style:font-style-complex="normal"/>
    </style:style>
    <style:style style:name="P23" style:family="paragraph" style:parent-style-name="Text_20_body">
      <style:text-properties fo:font-style="normal" officeooo:rsid="003130f0" officeooo:paragraph-rsid="003130f0" style:font-style-asian="normal" style:font-style-complex="normal"/>
    </style:style>
    <style:style style:name="P24" style:family="paragraph" style:parent-style-name="Text_20_body">
      <style:paragraph-properties fo:text-align="center" style:justify-single-word="false"/>
      <style:text-properties officeooo:rsid="003ab8e5" officeooo:paragraph-rsid="003ab8e5"/>
    </style:style>
    <style:style style:name="P25"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6" style:family="paragraph" style:parent-style-name="Text_20_body" style:master-page-name="">
      <style:paragraph-properties fo:margin-left="1.275cm" fo:margin-right="0cm" fo:margin-top="0.199cm" fo:margin-bottom="0.21cm" style:contextual-spacing="false" fo:text-indent="0cm" style:auto-text-indent="false" style:page-number="auto"/>
      <style:text-properties fo:font-style="normal" officeooo:rsid="004e3358" officeooo:paragraph-rsid="004e3358" style:font-style-asian="normal" style:font-style-complex="normal"/>
    </style:style>
    <style:style style:name="P27" style:family="paragraph" style:parent-style-name="Text_20_body" style:list-style-name="L1">
      <style:text-properties officeooo:rsid="002562b4" officeooo:paragraph-rsid="002562b4"/>
    </style:style>
    <style:style style:name="P28" style:family="paragraph" style:parent-style-name="Text_20_body" style:list-style-name="L1">
      <style:text-properties officeooo:rsid="0025dd4e" officeooo:paragraph-rsid="0025dd4e"/>
    </style:style>
    <style:style style:name="P29" style:family="paragraph" style:parent-style-name="Text_20_body" style:list-style-name="L1">
      <style:text-properties officeooo:rsid="0025dd4e" officeooo:paragraph-rsid="00288611"/>
    </style:style>
    <style:style style:name="P30" style:family="paragraph" style:parent-style-name="Text_20_body" style:list-style-name="L1">
      <style:text-properties officeooo:rsid="002dbaee" officeooo:paragraph-rsid="002dbaee"/>
    </style:style>
    <style:style style:name="P31" style:family="paragraph" style:parent-style-name="Text_20_body" style:list-style-name="L1">
      <style:text-properties officeooo:rsid="0048de88" officeooo:paragraph-rsid="0048de88"/>
    </style:style>
    <style:style style:name="P32" style:family="paragraph" style:parent-style-name="Text_20_body" style:list-style-name="L3">
      <style:text-properties officeooo:rsid="00272019" officeooo:paragraph-rsid="00272019"/>
    </style:style>
    <style:style style:name="P33" style:family="paragraph" style:parent-style-name="Text_20_body" style:list-style-name="L3">
      <style:text-properties officeooo:rsid="004176be" officeooo:paragraph-rsid="004176be"/>
    </style:style>
    <style:style style:name="P34" style:family="paragraph" style:parent-style-name="Text_20_body" style:list-style-name="L3">
      <style:text-properties fo:font-style="normal" officeooo:rsid="00272019" officeooo:paragraph-rsid="00272019" style:font-style-asian="normal" style:font-style-complex="normal"/>
    </style:style>
    <style:style style:name="P35" style:family="paragraph" style:parent-style-name="Text_20_body" style:list-style-name="L3">
      <style:text-properties officeooo:rsid="002e8e16" officeooo:paragraph-rsid="002e8e16"/>
    </style:style>
    <style:style style:name="P36" style:family="paragraph" style:parent-style-name="Text_20_body" style:list-style-name="L4">
      <style:text-properties officeooo:rsid="003130f0" officeooo:paragraph-rsid="003130f0"/>
    </style:style>
    <style:style style:name="P37" style:family="paragraph" style:parent-style-name="Text_20_body">
      <style:text-properties fo:font-size="11pt" officeooo:rsid="001defaa" officeooo:paragraph-rsid="0050c01d" style:font-size-asian="11pt" style:font-size-complex="11pt"/>
    </style:style>
    <style:style style:name="P38" style:family="paragraph" style:parent-style-name="Text_20_body" style:list-style-name="L3">
      <style:text-properties officeooo:rsid="0050c01d" officeooo:paragraph-rsid="0050c01d"/>
    </style:style>
    <style:style style:name="P39" style:family="paragraph" style:parent-style-name="Text_20_body" style:list-style-name="L1">
      <style:paragraph-properties fo:margin-top="0.199cm" fo:margin-bottom="0.21cm" style:contextual-spacing="false"/>
      <style:text-properties officeooo:rsid="002562b4" officeooo:paragraph-rsid="002562b4"/>
    </style:style>
    <style:style style:name="P40" style:family="paragraph" style:parent-style-name="Text_20_body" style:list-style-name="L4">
      <style:paragraph-properties fo:margin-top="0.199cm" fo:margin-bottom="0.21cm" style:contextual-spacing="false"/>
      <style:text-properties officeooo:rsid="003130f0" officeooo:paragraph-rsid="0040606d"/>
    </style:style>
    <style:style style:name="P41" style:family="paragraph" style:parent-style-name="Text_20_body" style:list-style-name="L4">
      <style:paragraph-properties fo:margin-top="0cm" fo:margin-bottom="0.21cm" style:contextual-spacing="false"/>
      <style:text-properties officeooo:rsid="003ab8e5" officeooo:paragraph-rsid="003ab8e5"/>
    </style:style>
    <style:style style:name="P42" style:family="paragraph" style:parent-style-name="Text_20_body" style:list-style-name="L4">
      <style:paragraph-properties fo:margin-top="0cm" fo:margin-bottom="0.21cm" style:contextual-spacing="false"/>
      <style:text-properties officeooo:rsid="00301431" officeooo:paragraph-rsid="00301431"/>
    </style:style>
    <style:style style:name="P43"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4" style:family="paragraph" style:parent-style-name="Heading_20_2">
      <style:text-properties officeooo:rsid="0029f1c3" officeooo:paragraph-rsid="001defaa"/>
    </style:style>
    <style:style style:name="P45" style:family="paragraph" style:parent-style-name="Heading_20_2">
      <style:text-properties officeooo:rsid="00272019" officeooo:paragraph-rsid="00272019"/>
    </style:style>
    <style:style style:name="P46" style:family="paragraph" style:parent-style-name="Heading_20_2">
      <style:text-properties officeooo:rsid="00301431" officeooo:paragraph-rsid="00301431"/>
    </style:style>
    <style:style style:name="P47" style:family="paragraph" style:parent-style-name="Table_20_Contents" style:list-style-name="L2">
      <style:text-properties fo:font-size="11pt" officeooo:rsid="0021ac6e" officeooo:paragraph-rsid="002562b4" style:font-size-asian="11pt" style:font-size-complex="11pt"/>
    </style:style>
    <style:style style:name="P48" style:family="paragraph" style:parent-style-name="Table_20_Contents" style:list-style-name="L2">
      <style:text-properties fo:font-size="11pt" officeooo:rsid="003df240" officeooo:paragraph-rsid="003df240" style:font-size-asian="11pt" style:font-size-complex="11pt"/>
    </style:style>
    <style:style style:name="P49" style:family="paragraph" style:parent-style-name="Table_20_Contents" style:list-style-name="L2">
      <style:text-properties fo:font-size="11pt" officeooo:rsid="002562b4" officeooo:paragraph-rsid="002562b4" style:font-size-asian="11pt" style:font-size-complex="11pt"/>
    </style:style>
    <style:style style:name="P50" style:family="paragraph" style:parent-style-name="Table_20_Contents" style:list-style-name="L2">
      <style:text-properties fo:font-size="11pt" officeooo:rsid="00428b11" officeooo:paragraph-rsid="00428b1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fb415" style:font-style-asian="normal" style:font-style-complex="normal"/>
    </style:style>
    <style:style style:name="T13" style:family="text">
      <style:text-properties fo:font-style="normal" officeooo:rsid="00210b32" style:font-style-asian="normal" style:font-style-complex="normal"/>
    </style:style>
    <style:style style:name="T14" style:family="text">
      <style:text-properties fo:font-style="normal" officeooo:rsid="0025dd4e" style:font-style-asian="normal" style:font-style-complex="normal"/>
    </style:style>
    <style:style style:name="T15" style:family="text">
      <style:text-properties fo:font-style="normal" officeooo:rsid="00288611" style:font-style-asian="normal" style:font-style-complex="normal"/>
    </style:style>
    <style:style style:name="T16" style:family="text">
      <style:text-properties fo:font-style="normal" officeooo:rsid="0029f1c3" style:font-style-asian="normal" style:font-style-complex="normal"/>
    </style:style>
    <style:style style:name="T17" style:family="text">
      <style:text-properties fo:font-style="normal" officeooo:rsid="002dbaee" style:font-style-asian="normal" style:font-style-complex="normal"/>
    </style:style>
    <style:style style:name="T18" style:family="text">
      <style:text-properties fo:font-style="normal" officeooo:rsid="00301431" style:font-style-asian="normal" style:font-style-complex="normal"/>
    </style:style>
    <style:style style:name="T19" style:family="text">
      <style:text-properties fo:font-style="normal" officeooo:rsid="00321a31" style:font-style-asian="normal" style:font-style-complex="normal"/>
    </style:style>
    <style:style style:name="T20" style:family="text">
      <style:text-properties fo:font-style="normal" officeooo:rsid="00334cd9" style:font-style-asian="normal" style:font-style-complex="normal"/>
    </style:style>
    <style:style style:name="T21" style:family="text">
      <style:text-properties fo:font-style="normal" officeooo:rsid="00356b14" style:font-style-asian="normal" style:font-style-complex="normal"/>
    </style:style>
    <style:style style:name="T22" style:family="text">
      <style:text-properties fo:font-style="normal" officeooo:rsid="003b60e5" style:font-style-asian="normal" style:font-style-complex="normal"/>
    </style:style>
    <style:style style:name="T23" style:family="text">
      <style:text-properties fo:font-style="normal" officeooo:rsid="003bfb9e" style:font-style-asian="normal" style:font-style-complex="normal"/>
    </style:style>
    <style:style style:name="T24" style:family="text">
      <style:text-properties fo:font-style="normal" officeooo:rsid="003d50ea" style:font-style-asian="normal" style:font-style-complex="normal"/>
    </style:style>
    <style:style style:name="T25" style:family="text">
      <style:text-properties fo:font-style="normal" officeooo:rsid="004176be" style:font-style-asian="normal" style:font-style-complex="normal"/>
    </style:style>
    <style:style style:name="T26" style:family="text">
      <style:text-properties fo:font-style="normal" officeooo:rsid="00418e9b" style:font-style-asian="normal" style:font-style-complex="normal"/>
    </style:style>
    <style:style style:name="T27" style:family="text">
      <style:text-properties fo:font-style="normal" officeooo:rsid="004432d3" style:font-style-asian="normal" style:font-style-complex="normal"/>
    </style:style>
    <style:style style:name="T28" style:family="text">
      <style:text-properties fo:font-style="normal" officeooo:rsid="0044b734" style:font-style-asian="normal" style:font-style-complex="normal"/>
    </style:style>
    <style:style style:name="T29" style:family="text">
      <style:text-properties fo:font-style="normal" officeooo:rsid="00465d65" style:font-style-asian="normal" style:font-style-complex="normal"/>
    </style:style>
    <style:style style:name="T30" style:family="text">
      <style:text-properties fo:font-style="normal" officeooo:rsid="00469e74" style:font-style-asian="normal" style:font-style-complex="normal"/>
    </style:style>
    <style:style style:name="T31" style:family="text">
      <style:text-properties fo:font-style="normal" officeooo:rsid="004bfb84" style:font-style-asian="normal" style:font-style-complex="normal"/>
    </style:style>
    <style:style style:name="T32" style:family="text">
      <style:text-properties fo:font-style="normal" officeooo:rsid="004c3050" style:font-style-asian="normal" style:font-style-complex="normal"/>
    </style:style>
    <style:style style:name="T33" style:family="text">
      <style:text-properties fo:font-style="normal" officeooo:rsid="004e0458" style:font-style-asian="normal" style:font-style-complex="normal"/>
    </style:style>
    <style:style style:name="T34" style:family="text">
      <style:text-properties fo:font-style="normal" officeooo:rsid="0050c01d" style:font-style-asian="normal" style:font-style-complex="normal"/>
    </style:style>
    <style:style style:name="T35" style:family="text">
      <style:text-properties fo:font-style="normal" officeooo:rsid="00516e40" style:font-style-asian="normal" style:font-style-complex="normal"/>
    </style:style>
    <style:style style:name="T36" style:family="text">
      <style:text-properties officeooo:rsid="0021ac6e"/>
    </style:style>
    <style:style style:name="T37" style:family="text">
      <style:text-properties officeooo:rsid="0023a7fb"/>
    </style:style>
    <style:style style:name="T38" style:family="text">
      <style:text-properties officeooo:rsid="002562b4"/>
    </style:style>
    <style:style style:name="T39" style:family="text">
      <style:text-properties officeooo:rsid="00272019"/>
    </style:style>
    <style:style style:name="T40" style:family="text">
      <style:text-properties officeooo:rsid="0029f1c3"/>
    </style:style>
    <style:style style:name="T41" style:family="text">
      <style:text-properties officeooo:rsid="00321a31"/>
    </style:style>
    <style:style style:name="T42" style:family="text">
      <style:text-properties officeooo:rsid="00334cd9"/>
    </style:style>
    <style:style style:name="T43" style:family="text">
      <style:text-properties officeooo:rsid="00356b14"/>
    </style:style>
    <style:style style:name="T44" style:family="text">
      <style:text-properties officeooo:rsid="003b60e5"/>
    </style:style>
    <style:style style:name="T45" style:family="text">
      <style:text-properties officeooo:rsid="003bfb9e"/>
    </style:style>
    <style:style style:name="T46" style:family="text">
      <style:text-properties officeooo:rsid="004176be"/>
    </style:style>
    <style:style style:name="T47" style:family="text">
      <style:text-properties officeooo:rsid="00431035"/>
    </style:style>
    <style:style style:name="T48" style:family="text">
      <style:text-properties officeooo:rsid="00465d65"/>
    </style:style>
    <style:style style:name="T49" style:family="text">
      <style:text-properties officeooo:rsid="004aa8a0"/>
    </style:style>
    <style:style style:name="T50" style:family="text">
      <style:text-properties officeooo:rsid="004bfb84"/>
    </style:style>
    <style:style style:name="T51" style:family="text">
      <style:text-properties officeooo:rsid="004e0458"/>
    </style:style>
    <style:style style:name="T52" style:family="text">
      <style:text-properties officeooo:rsid="0050c0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45">Jobe</text:span>: REST API</text:h>
      <text:p text:style-name="P15">Version 0.<text:span text:style-name="T46">3</text:span> <text:span text:style-name="T52">25</text:span> May 2014</text:p>
      <text:p text:style-name="P15">Richard Lobb</text:p>
      <text:h text:style-name="P44" text:outline-level="2">1. Introduction</text:h>
      <text:p text:style-name="P18">This document proposes a RESTful API for sending small <text:span text:style-name="T42">student-exercise</text:span>-type jobs to a “<text:span text:style-name="T46">Job Engine” </text:span>server, called <text:span text:style-name="T5">Jobe</text:span><text:span text:style-name="T11">. A job consists of a source program in a specified language together with possible additional files to be placed in the same directory as the source program. </text:span><text:span text:style-name="T23">Jobe</text:span><text:span text:style-name="T11"> compiles and/</text:span><text:span text:style-name="T13">or</text:span><text:span text:style-name="T11"> executes the given job and returns the status of the job plus any output generated. This API is similar in general intent to that of the </text:span><text:span text:style-name="T1">Ideone </text:span><text:span text:style-name="T11">API: </text:span><text:span text:style-name="T20">see </text:span><text:span text:style-name="T11">https://ideone.com/files/ideone-api.pdf. <text:s/>The major difference is that it is REST based rather than SOAP based. Also, it supports the uploading of additional support files, </text:span><text:span text:style-name="T13">which</text:span><text:span text:style-name="T11"> may be either extra code, such as classes or modules, or may be run-time test data.</text:span></text:p>
      <text:p text:style-name="P37"><text:span text:style-name="T23">Jobe</text:span><text:span text:style-name="T11"> </text:span><text:span text:style-name="T34">has been</text:span><text:span text:style-name="T11"> developed for use in the Moodle </text:span><text:span text:style-name="T1">CodeRunner</text:span><text:span text:style-name="T11"> question-type plug-in (</text:span><text:span text:style-name="T34">see </text:span><text:span text:style-name="T11">https://github.com/trampgeek/CodeRunner). </text:span><text:span text:style-name="T34">In this context</text:span><text:span text:style-name="T11">, </text:span><text:span text:style-name="T25">the</text:span><text:span text:style-name="T11"> </text:span><text:span text:style-name="T12">Jobe</text:span><text:span text:style-name="T11"> </text:span><text:span text:style-name="T25">server </text:span><text:span text:style-name="T11">is expected to be a custom server behind the Moodle institutional firewall and </text:span><text:span text:style-name="T12">Jobe</text:span><text:span text:style-name="T11"> will </text:span><text:span text:style-name="T34">receive</text:span><text:span text:style-name="T11"> requests only from the Moodle server </text:span><text:span text:style-name="T34">by means of firewalling of the server or other IP whitelisting mechanisms. In more general contexts, authentication and/or authorization can be enforced by higher-level protocols that are not part of this API specification. For example, the current implementation of Jobe uses Ellis Lab's CodeIgniter framework (see http://codeigniter.com) plus the REST-server extension written by Phil Sturgeon (see https://github.com/philsturgeon/codeigniter-restserver). The latter provides for Basic or Digest HTTP authentication, IP whitelisting and an API-key mechanism that requires all HTTP requests to include an X-API-KEY header </text:span><text:span text:style-name="T35">and</text:span><text:span text:style-name="T34"> a known authorisation key. A Jobe administrator can enforce any combination of these mechanisms on top of the API described in this document.</text:span></text:p>
      <text:h text:style-name="P45" text:outline-level="2"><text:span text:style-name="T40">2. </text:span>Requests</text:h>
      <text:p text:style-name="P19">The following table lists all the REST <text:span text:style-name="T40">requests</text:span>. The meanings of the possible response codes are documented <text:span text:style-name="T40">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text:span text:style-name="T43">Request</text:span> Name</text:p>
          </table:table-cell>
          <table:table-cell table:style-name="Table1.A1" office:value-type="string">
            <text:p text:style-name="P13">HTTP Type</text:p>
          </table:table-cell>
          <table:table-cell table:style-name="Table1.A1" office:value-type="string">
            <text:p text:style-name="P13">Target Resource</text:p>
          </table:table-cell>
          <table:table-cell table:style-name="Table1.A1" office:value-type="string">
            <text:p text:style-name="P13">Parameters</text:p>
            <text:p text:style-name="P13">(* denotes req<text:span text:style-name="T38">uire</text:span>d)</text:p>
          </table:table-cell>
          <table:table-cell table:style-name="Table1.A1" office:value-type="string">
            <text:p text:style-name="P13">Possible response codes</text:p>
          </table:table-cell>
          <table:table-cell table:style-name="Table1.F1" office:value-type="string">
            <text:p text:style-name="P13">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6">runs</text:span></text:p>
          </table:table-cell>
          <table:table-cell table:style-name="Table1.A2" office:value-type="string">
            <text:p text:style-name="P6">run_spec*</text:p>
            <text:p text:style-name="P9"/>
            <text:p text:style-name="P7"/>
          </table:table-cell>
          <table:table-cell table:style-name="Table1.A2" office:value-type="string">
            <text:p text:style-name="P7">200 OK</text:p>
            <text:p text:style-name="P7">202 Accepted</text:p>
            <text:p text:style-name="P7">400 BadRequest</text:p>
            <text:p text:style-name="P7">404 Not Found</text:p>
            <text:p text:style-name="P7"/>
          </table:table-cell>
          <table:table-cell table:style-name="Table1.F2" office:value-type="string">
            <text:p text:style-name="P7">A return code of 200 is accompanied by the run result; 20<text:span text:style-name="T44">2</text:span> denotes the job <text:span text:style-name="T38">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6">runresults/id</text:span></text:p>
          </table:table-cell>
          <table:table-cell table:style-name="Table1.A2" office:value-type="string">
            <text:p text:style-name="P9"/>
            <text:p text:style-name="P7"/>
          </table:table-cell>
          <table:table-cell table:style-name="Table1.A2" office:value-type="string">
            <text:p text:style-name="P7">200 OK</text:p>
            <text:p text:style-name="P7">204 NoContent</text:p>
            <text:p text:style-name="P7">400 BadRequest</text:p>
            <text:p text:style-name="P7">404 NotFound</text:p>
          </table:table-cell>
          <table:table-cell table:style-name="Table1.F2" office:value-type="string">
            <text:p text:style-name="P7">A return code of 200 is accompanied by the run result; 204 denotes the job is still pending <text:span text:style-name="T38">(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6">languages</text:span></text:p>
          </table:table-cell>
          <table:table-cell table:style-name="Table1.A2" office:value-type="string">
            <text:p text:style-name="P9"/>
            <text:p text:style-name="P7"/>
          </table:table-cell>
          <table:table-cell table:style-name="Table1.A2" office:value-type="string">
            <text:p text:style-name="P8">200 OK</text:p>
            <text:p text:style-name="P8">400 BadRequest</text:p>
          </table:table-cell>
          <table:table-cell table:style-name="Table1.F2" office:value-type="string">
            <text:p text:style-name="P4">Returns a JSON encoded list of supported languages <text:span text:style-name="T38">(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7">files/uniqueid</text:span></text:p>
          </table:table-cell>
          <table:table-cell table:style-name="Table1.A2" office:value-type="string">
            <text:p text:style-name="P4">file_contents*</text:p>
            <text:p text:style-name="P4"/>
          </table:table-cell>
          <table:table-cell table:style-name="Table1.A2" office:value-type="string">
            <text:p text:style-name="P4">20<text:span text:style-name="T48">4</text:span> <text:span text:style-name="T48">No content</text:span></text:p>
            <text:p text:style-name="P4">400 BadRequest</text:p>
            <text:p text:style-name="P10">403 Forbidden</text:p>
          </table:table-cell>
          <table:table-cell table:style-name="Table1.F2" office:value-type="string">
            <text:p text:style-name="P5">It is the client's responsibility to ensure a unique file ID (<text:span text:style-name="T38">notes 4, 6, 7)</text:span></text:p>
          </table:table-cell>
        </table:table-row>
      </table:table>
      <text:p text:style-name="P20"/>
      <text:p text:style-name="P25"><text:span text:style-name="T39">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text:span text:style-name="T43">Request</text:span> Name</text:p>
          </table:table-cell>
          <table:table-cell table:style-name="Table2.A1" office:value-type="string">
            <text:p text:style-name="P13">HTTP Type</text:p>
          </table:table-cell>
          <table:table-cell table:style-name="Table2.A1" office:value-type="string">
            <text:p text:style-name="P13">Target Resource</text:p>
          </table:table-cell>
          <table:table-cell table:style-name="Table2.A1" office:value-type="string">
            <text:p text:style-name="P13">Parameters</text:p>
            <text:p text:style-name="P13">(* denotes req<text:span text:style-name="T38">uire</text:span>d)</text:p>
          </table:table-cell>
          <table:table-cell table:style-name="Table2.A1" office:value-type="string">
            <text:p text:style-name="P13">Possible response codes</text:p>
          </table:table-cell>
          <table:table-cell table:style-name="Table2.F1" office:value-type="string">
            <text:p text:style-name="P13">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7">files</text:span></text:p>
          </table:table-cell>
          <table:table-cell table:style-name="Table2.A2" office:value-type="string">
            <text:p text:style-name="P4">file_contents*</text:p>
            <text:p text:style-name="P9"/>
            <text:p text:style-name="P4"/>
          </table:table-cell>
          <table:table-cell table:style-name="Table2.A2" office:value-type="string">
            <text:p text:style-name="P4">200 OK</text:p>
            <text:p text:style-name="P4">400 BadRequest</text:p>
          </table:table-cell>
          <table:table-cell table:style-name="Table2.F2" office:value-type="string">
            <text:p text:style-name="P4"><text:span text:style-name="T46">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7">files/uniqueid</text:span></text:p>
          </table:table-cell>
          <table:table-cell table:style-name="Table2.A2" office:value-type="string">
            <text:p text:style-name="P9"/>
            <text:p text:style-name="P4"/>
          </table:table-cell>
          <table:table-cell table:style-name="Table2.A2" office:value-type="string">
            <text:p text:style-name="P4">20<text:span text:style-name="T50">4 No content</text:span></text:p>
            <text:p text:style-name="P4">400 BadRequest</text:p>
            <text:p text:style-name="P4">404 NotFound</text:p>
          </table:table-cell>
          <table:table-cell table:style-name="Table2.F2" office:value-type="string">
            <text:p text:style-name="P4">Used by the client to see if the server (still) holds a particular file <text:span text:style-name="T38">(note 4).</text:span></text:p>
          </table:table-cell>
        </table:table-row>
      </table:table>
      <text:p text:style-name="P16"/>
      <text:p text:style-name="P17"><text:span text:style-name="T13">N</text:span><text:span text:style-name="T11">otes: </text:span></text:p>
      <text:list xml:id="list7392478480017188619" text:style-name="L1">
        <text:list-item>
          <text:p text:style-name="P27"><text:span text:style-name="T11">The mandatory </text:span><text:span text:style-name="T1">run_spec</text:span><text:span text:style-name="T11"> parameter is a JSON-encoded job </text:span><text:span text:style-name="T19">record</text:span><text:span text:style-name="T11"> with the following </text:span><text:span text:style-name="T17">allowed</text:span><text:span text:style-name="T11"> </text:span><text:span text:style-name="T19">fields</text:span><text:span text:style-name="T11"> (* denotes a mandatory </text:span><text:span text:style-name="T19">field/</text:span><text:span text:style-name="T11">key).</text:span></text:p>
        </text:list-item>
      </text:list>
      <text:list xml:id="list515612601115927818" text:style-name="L2">
        <text:list-item>
          <text:p text:style-name="P47">language<text:span text:style-name="T38">_id</text:span>* <text:s/>- <text:span text:style-name="T38">the computer language ID of this particular run (see note 3)</text:span></text:p>
        </text:list-item>
        <text:list-item>
          <text:p text:style-name="P47">sourcecode* <text:s/>- <text:s/><text:span text:style-name="T38">the program to compile and/or run</text:span></text:p>
        </text:list-item>
        <text:list-item>
          <text:p text:style-name="P48"><text:span text:style-name="T38">s</text:span>ourcefilename* - the name to assign to the source code file in the run directory</text:p>
        </text:list-item>
        <text:list-item>
          <text:p text:style-name="P47">input <text:s/>- <text:span text:style-name="T38">the standard input data, if required</text:span></text:p>
        </text:list-item>
        <text:list-item>
          <text:p text:style-name="P47"><text:bookmark-start text:name="__DdeLink__694_1672186139"/>file_list - <text:span text:style-name="T38">a list of (file_id, file_name) pairs, specifying which files should be loaded into the run-time directory. The file_id is the unique file identifier as supplied in </text:span><text:span text:style-name="T4">put_file</text:span><text:span text:style-name="T22"> and file_name is the name assigned to that file when it is loaded.</text:span><text:bookmark-end text:name="__DdeLink__694_1672186139"/><text:span text:style-name="T22"> </text:span><text:span text:style-name="T25">[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7">File identifiers are required to be purely alphanumeric and at least 8 characters in length. </text:span><text:span text:style-name="T28">Filenames must be made only from alphanumeric characters plus '-', '_' and '.'</text:span></text:p>
        </text:list-item>
        <text:list-item>
          <text:p text:style-name="P49">parameters - a server-dependent set of (key, value) pairs <text:span text:style-name="T41">(i.e. a JSON record)</text:span>, which might include things like maximum execution time, maximum memory usage, compile flags, ...</text:p>
        </text:list-item>
        <text:list-item>
          <text:p text:style-name="P50">debug - if provided and true, the server is invited to include extra debugging information in the response <text:span text:style-name="T47">or to retain extra information itself for later inspection</text:span>. Server dependent.</text:p>
        </text:list-item>
      </text:list>
      <text:list xml:id="list212820204949577" text:continue-list="list7392478480017188619" text:style-name="L1">
        <text:list-item>
          <text:p text:style-name="P39"><text:span text:style-name="T11">The API allows for either an immediate run of a submitted job, returning the run results </text:span><text:span text:style-name="T14">in the response</text:span><text:span text:style-name="T11"> or a </text:span><text:span text:style-name="T17">deferred run</text:span><text:span text:style-name="T11"> in which the server simply accepts the job and enqueues </text:span><text:span text:style-name="T14">it </text:span><text:span text:style-name="T11">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8"><text:span text:style-name="T11">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7">However, they should preferably be human-readable, e.g. ('C99', 'gcc 4.8.1'), to allow clients to present the language list to on-line users. </text:span><text:span text:style-name="T22">The language_id must be unique; if multiple versions of a language are supported, each must have its own ID.</text:span></text:p>
        </text:list-item>
        <text:list-item>
          <text:p text:style-name="P29"><text:span text:style-name="T15">T</text:span><text:span text:style-name="T11">h</text:span><text:span text:style-name="T15">e</text:span><text:span text:style-name="T11"> </text:span><text:span text:style-name="T15">use of PUT to place a specific file on the server</text:span><text:span text:style-name="T11"> is not satisfactory in a shared</text:span><text:span text:style-name="T25">-s</text:span><text:span text:style-name="T11">erver context where the clients </text:span><text:span text:style-name="T25">might</text:span><text:span text:style-name="T11"> not be trusted to provide a globally unique file id. </text:span><text:span text:style-name="T25">If a server does not trust the sender it should return 403 Forbidden and the client must then fall back to using </text:span><text:span text:style-name="T6">post-file</text:span><text:span text:style-name="T25"> instead.</text:span></text:p>
        </text:list-item>
        <text:list-item>
          <text:p text:style-name="P30"><text:span text:style-name="T11">Ideally, if the get_status request is to be idempotent, the server should keep run results for some </text:span><text:soft-page-break/><text:span text:style-name="T11">“reasonable” time. However, the holding time from when the results are first returned to the client to when they are discarded from the server is at the discretion of the server, and may be zero.</text:span></text:p>
        </text:list-item>
        <text:list-item>
          <text:p text:style-name="P29"><text:span text:style-name="T11">The file interface supports server caching of support files, which might be large test data files that one does not wish to upload multiple times. In the most typical use-case, where there is a single trusted client, the client will PUT </text:span><text:span text:style-name="T25">each </text:span><text:span text:style-name="T11"><text:s/>file with a client-specified file_id. </text:span><text:span text:style-name="T17">In a Moodle context, the file_id might be its MD5 hash, for consistency with the Moodle file API.</text:span><text:span text:style-name="T11"> The server is required to keep a copy of the file for at least some minimum time, sufficient for the file to be used in a subsequent run. In such a context the client might first query the server, using the </text:span><text:span text:style-name="T1">check_file</text:span><text:span text:style-name="T11"> </text:span><text:span text:style-name="T21">request</text:span><text:span text:style-name="T11">,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5">Yet a third approach would be to PUT all the required files regardless before each </text:span><text:span text:style-name="T2">submit_run</text:span><text:span text:style-name="T15"> </text:span><text:span text:style-name="T21">request</text:span><text:span text:style-name="T15">. </text:span></text:p>
        </text:list-item>
        <text:list-item>
          <text:p text:style-name="P31"><text:span text:style-name="T11">The </text:span><text:span text:style-name="T1">file_contents</text:span> parameter to <text:span text:style-name="T1">put_file</text:span><text:span text:style-name="T11"> and </text:span><text:span text:style-name="T1">post_file</text:span><text:span text:style-name="T11"> requests</text:span> is a string containing the file contents (which might be binary) encoded in standard base_64. The server decodes the <text:span text:style-name="T1">file_contents</text:span> before writing it to the file cache. <text:span text:style-name="T49">If the contents are not a valid base-64 encoding, 400 Bad Request is returned.</text:span></text:p>
        </text:list-item>
      </text:list>
      <text:h text:style-name="P45" text:outline-level="2"><text:span text:style-name="T16">3. </text:span><text:span text:style-name="T11">Meanings of the different response codes</text:span></text:h>
      <text:p text:style-name="P22">This section describes the meaning<text:span text:style-name="T46">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8407387000789877002" text:style-name="L3">
        <text:list-item>
          <text:p text:style-name="P32"><text:span text:style-name="T11">200 OK is returned by </text:span><text:span text:style-name="T29">a successful</text:span><text:span text:style-name="T11"> request </text:span><text:span text:style-name="T29">that is accompanied by some response data. Not all successful requests return 200 OK, as follows. </text:span><text:span text:style-name="T11"><text:s/></text:span><text:span text:style-name="T1">submit_run</text:span><text:span text:style-name="T11"> </text:span><text:span text:style-name="T29">returns 200 together with the full run result as in section 4 below if the run can be done immediately, but returns 202 Accepted together with a run_id if the run if queued for later exection. </text:span><text:span text:style-name="T11"><text:s/></text:span><text:span text:style-name="T1">get_run_status</text:span><text:span text:style-name="T11"> </text:span><text:span text:style-name="T29">returns 200 OK plus the </text:span><text:span text:style-name="T30">run result</text:span><text:span text:style-name="T29"> if the job is complete but returns 204 No Content if the job is still queued. </text:span><text:span text:style-name="T8">put_file</text:span><text:span text:style-name="T29"> returns 204 No Content if the creation or update of the specified file is successful.</text:span></text:p>
        </text:list-item>
        <text:list-item>
          <text:p text:style-name="P32"><text:span text:style-name="T11">202 Accepted is returned by the </text:span><text:span text:style-name="T1">submit_run</text:span><text:span text:style-name="T11"> request if the server has enqueued the job for subsequent execution rather than running it immediately. The </text:span><text:span text:style-name="T18">response data is then a unique run_id for use in subsequent </text:span><text:span text:style-name="T3">get_run_status </text:span><text:span text:style-name="T18">requests.</text:span></text:p>
        </text:list-item>
        <text:list-item>
          <text:p text:style-name="P32"><text:span text:style-name="T11">204 NoContent is returned by the </text:span><text:span text:style-name="T1">get_run_status </text:span><text:span text:style-name="T11"><text:s/>request if the request relates to a pending job for which the result is not yet available. </text:span><text:span text:style-name="T31">It's also returned by </text:span><text:span text:style-name="T9">check_file</text:span><text:span text:style-name="T31"> if the file exists </text:span><text:span text:style-name="T32">and by a successful </text:span><text:span text:style-name="T10">put_file</text:span><text:span text:style-name="T32"> .</text:span></text:p>
        </text:list-item>
        <text:list-item>
          <text:p text:style-name="P32"><text:span text:style-name="T11">400 BadRequest </text:span><text:span text:style-name="T18">is</text:span><text:span text:style-name="T11"> returned by any request that has syntacti</text:span><text:span text:style-name="T23">c or </text:span><text:span text:style-name="T11">semantic errors in any of the parameters or is missing a required parameter. </text:span></text:p>
        </text:list-item>
        <text:list-item>
          <text:p text:style-name="P33"><text:span text:style-name="T24">4</text:span><text:span text:style-name="T11">03 Forbidden is returned by </text:span><text:span text:style-name="T1">put-file</text:span><text:span text:style-name="T11"> if the server does not trust the client to provide a unique file ID, </text:span><text:span text:style-name="T26">in which the client must use the </text:span><text:span text:style-name="T7">post-file</text:span><text:span text:style-name="T26"> command instead, where the server provides file IDs.</text:span></text:p>
        </text:list-item>
        <text:list-item>
          <text:p text:style-name="P34">404 NotFound is returned by any request to a resource collection other than those listed or by a request for a specific unknown resource or by a submit_run request containing unknown file ids.</text:p>
        </text:list-item>
        <text:list-item>
          <text:p text:style-name="P35">405 Method Not Allowed is returned by any request to a resource or resource collection that uses a method that is not defined for that re <text:span text:style-name="T3">RunResult </text:span>source (collection).</text:p>
        </text:list-item>
        <text:list-item>
          <text:p text:style-name="P38">Other return codes, such as 401 Unauthorized, by also be returned if higher-level authentication and authorisation protocols are enabled, as briefly discussed in the introduction.</text:p>
        </text:list-item>
      </text:list>
      <text:h text:style-name="P46" text:outline-level="2"><text:span text:style-name="T11">4. The </text:span><text:span text:style-name="T1">RunResult</text:span><text:span text:style-name="T11"> object</text:span></text:h>
      <text:p text:style-name="P21"><text:span text:style-name="T11">The data returned with a 200 OK response to either a </text:span><text:span text:style-name="T1">submit_run</text:span><text:span text:style-name="T11"> or </text:span><text:span text:style-name="T1">get_run_status</text:span><text:span text:style-name="T11"> request is a JSON-encoded record with four fields, as follows:</text:span></text:p>
      <text:list xml:id="list6282048685252718291" text:style-name="L4">
        <text:list-item>
          <text:p text:style-name="P41"><text:span text:style-name="T1">run_id</text:span><text:span text:style-name="T11"> - the unique ID of this particular run (which may or may not be usable in a subsequent </text:span><text:soft-page-break/><text:span text:style-name="T1">get_job_status</text:span><text:span text:style-name="T11"> request; see part 1 note 5).</text:span></text:p>
        </text:list-item>
        <text:list-item>
          <text:p text:style-name="P42"><text:span text:style-name="T1">outcome</text:span><text:span text:style-name="T11"> - the outcome of the job, </text:span><text:span text:style-name="T33">as follows:</text:span></text:p>
        </text:list-item>
      </text:list>
      <table:table table:name="Table3" table:style-name="Table3">
        <table:table-column table:style-name="Table3.A"/>
        <table:table-column table:style-name="Table3.B"/>
        <table:table-row>
          <table:table-cell table:style-name="Table3.A1" office:value-type="string">
            <text:p text:style-name="P14">Value</text:p>
          </table:table-cell>
          <table:table-cell table:style-name="Table3.B1" office:value-type="string">
            <text:p text:style-name="P14">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1">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1">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51">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1">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row>
          <table:table-cell table:style-name="Table3.A2" office:value-type="string">
            <text:p text:style-name="P11">21</text:p>
          </table:table-cell>
          <table:table-cell table:style-name="Table3.B2" office:value-type="string">
            <text:p text:style-name="P12">Server overload. No free Jobe user accounts. Probably something has gone wrong.</text:p>
          </table:table-cell>
        </table:table-row>
      </table:table>
      <text:p text:style-name="P26">The precise situations under which these outcome values are returned will be server dependent. For example, a server might might limit the memory by denying memory allocation requests without terminating the job: the job would then possibly generate its own error message and exit without throwing an exception. Similarly, a server might not recognise an illegal system call as such but just lock the job in a chroot jail so that potentially dangerous system calls are unable to do any damage.</text:p>
      <text:list xml:id="list212820521510747" text:continue-numbering="true" text:style-name="L4">
        <text:list-item>
          <text:p text:style-name="P40"><text:span text:style-name="T1">cmpinfo</text:span><text:span text:style-name="T11"> - any output generated by the compiler (if there is one) at compile time.</text:span></text:p>
        </text:list-item>
        <text:list-item>
          <text:p text:style-name="P40"><text:span text:style-name="T1">stdout</text:span><text:span text:style-name="T11"> - the standard output from the program run</text:span></text:p>
        </text:list-item>
        <text:list-item>
          <text:p text:style-name="P36"><text:span text:style-name="T1">stderr</text:span><text:span text:style-name="T11"> - the standard error output from the program run</text:span></text:p>
        </text:list-item>
      </text:list>
      <text:p text:style-name="P23"><text:tab/></text:p>
      <text:p text:style-name="P24"><text:span text:style-name="T18">_</text:span><text:span text:style-name="T11">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25T21:28:18.897574278</dc:date>
    <meta:editing-duration>P1DT6H17M45S</meta:editing-duration>
    <meta:editing-cycles>38</meta:editing-cycles>
    <meta:generator>LibreOffice/4.1.3.2$Linux_X86_64 LibreOffice_project/410m0$Build-2</meta:generator>
    <meta:document-statistic meta:table-count="3" meta:image-count="0" meta:object-count="0" meta:page-count="4" meta:paragraph-count="122" meta:word-count="2040" meta:character-count="12141" meta:non-whitespace-character-count="10233"/>
  </office:meta>
</office:document-meta>
</file>